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JetBrains Mono2" svg:font-family="'JetBrains Mono'" style:font-family-generic="modern"/>
    <style:font-face style:name="JetBrains Mono" svg:font-family="'JetBrains Mono'" style:font-family-generic="swiss"/>
    <style:font-face style:name="Liberation Sans" svg:font-family="'Liberation Sans'" style:font-family-generic="swiss"/>
    <style:font-face style:name="FreeSans" svg:font-family="FreeSans" style:font-family-generic="system"/>
    <style:font-face style:name="JetBrains Mono3" svg:font-family="'JetBrains Mono'" style:font-family-generic="system"/>
    <style:font-face style:name="Noto Sans CJK SC" svg:font-family="'Noto Sans CJK SC'" style:font-family-generic="system"/>
    <style:font-face style:name="FreeSans1" svg:font-family="FreeSans" style:font-family-generic="modern" style:font-pitch="variable"/>
    <style:font-face style:name="JetBrains Mono1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5cm" fo:min-width="1.8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94cm" fo:min-width="1.81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325cm" fo:min-width="4.38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0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31cm" fo:min-width="3.531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84cm" fo:min-width="2.344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111cm" fo:min-width="2.652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1.108cm" fo:min-width="3.54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11cm" fo:min-width="3.887cm"/>
      <style:paragraph-properties style:writing-mode="lr-tb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343cm" fo:min-width="2.52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43cm" fo:min-width="4.304cm"/>
      <style:paragraph-properties style:writing-mode="lr-tb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794cm" fo:min-width="3.754cm"/>
      <style:paragraph-properties style:writing-mode="lr-tb"/>
    </style:style>
    <style:style style:name="gr21" style:family="graphic" style:parent-style-name="objectwithoutfill">
      <style:graphic-properties draw:marker-end="Arrowheads_20_10" draw:marker-end-width="0.3cm" draw:fill="none" draw:textarea-vertical-align="middle"/>
    </style:style>
    <style:style style:name="gr22" style:family="graphic" style:parent-style-name="objectwithoutfill">
      <style:graphic-properties draw:marker-end="Arrowheads_20_11" draw:marker-end-width="0.3cm" draw:fill="none" draw:textarea-vertical-align="middle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967cm" fo:min-width="6.427cm"/>
      <style:paragraph-properties style:writing-mode="lr-tb"/>
    </style:style>
    <style:style style:name="gr24" style:family="graphic" style:parent-style-name="objectwithoutfill">
      <style:graphic-properties draw:marker-end="Arrowheads_20_12" draw:marker-end-width="0.3cm" draw:fill="none" draw:textarea-vertical-align="middle"/>
    </style:style>
    <style:style style:name="gr25" style:family="graphic" style:parent-style-name="objectwithoutfill">
      <style:graphic-properties draw:marker-end="Arrowheads_20_13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1.069cm"/>
      <style:paragraph-properties style:writing-mode="lr-tb"/>
    </style:style>
    <style:style style:name="gr27" style:family="graphic" style:parent-style-name="objectwithoutfill">
      <style:graphic-properties draw:stroke="dash" draw:stroke-dash="Double_20_Dash" svg:stroke-color="#000000" draw:marker-end="Arrowheads_20_14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93cm" fo:min-width="2.10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6cm" fo:min-width="2.032cm"/>
      <style:paragraph-properties style:writing-mode="lr-tb"/>
    </style:style>
    <style:style style:name="gr30" style:family="graphic" style:parent-style-name="objectwithoutfill">
      <style:graphic-properties draw:marker-end="Arrowheads_20_15" draw:marker-end-width="0.3cm" draw:fill="none" draw:textarea-vertical-align="middle"/>
    </style:style>
    <style:style style:name="gr31" style:family="graphic" style:parent-style-name="objectwithoutfill">
      <style:graphic-properties draw:marker-end="Arrowheads_20_16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829cm" fo:min-width="3.502cm"/>
      <style:paragraph-properties style:writing-mode="lr-tb"/>
    </style:style>
    <style:style style:name="gr33" style:family="graphic" style:parent-style-name="objectwithoutfill">
      <style:graphic-properties draw:marker-end="Arrowheads_20_29" draw:marker-end-width="0.3cm" draw:fill="none" draw:textarea-vertical-align="middle"/>
    </style:style>
    <style:style style:name="gr34" style:family="graphic" style:parent-style-name="objectwithoutfill">
      <style:graphic-properties draw:marker-end="Arrowheads_20_30" draw:marker-end-width="0.3cm" draw:fill="none" draw:textarea-vertical-align="middle"/>
    </style:style>
    <style:style style:name="gr35" style:family="graphic" style:parent-style-name="objectwithoutfill">
      <style:graphic-properties draw:marker-end="Arrowheads_20_31" draw:marker-end-width="0.3cm" draw:fill="none" draw:textarea-vertical-align="middle"/>
    </style:style>
    <style:style style:name="gr36" style:family="graphic" style:parent-style-name="objectwithoutfill">
      <style:graphic-properties draw:marker-end="Arrowheads_20_32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1.111cm" fo:min-width="3.7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43cm" fo:min-width="3.84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931cm" fo:min-width="3.523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1.108cm" fo:min-width="3.546cm"/>
      <style:paragraph-properties style:writing-mode="lr-tb"/>
    </style:style>
    <style:style style:name="gr41" style:family="graphic" style:parent-style-name="objectwithoutfill">
      <style:graphic-properties draw:marker-end="Arrowheads_20_33" draw:marker-end-width="0.3cm" draw:fill="none" draw:textarea-vertical-align="middle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43" style:family="graphic" style:parent-style-name="objectwithoutfill">
      <style:graphic-properties draw:marker-end="Arrowheads_20_34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text-autospace="none"/>
      <style:text-properties fo:color="#080808" loext:opacity="100%" style:font-name="JetBrains Mono2" fo:font-size="10.5pt" style:font-name-asian="JetBrains Mono2" style:font-size-asian="10.5pt" style:font-name-complex="JetBrains Mono2" style:font-size-complex="10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text-autospace="none"/>
      <style:text-properties fo:color="#080808" loext:opacity="100%" style:font-name="Liberation Sans1" fo:font-size="8pt" style:font-name-asian="JetBrains Mono2" style:font-size-asian="8pt" style:font-name-complex="JetBrains Mono2" style:font-size-complex="8pt"/>
    </style:style>
    <style:style style:name="P7" style:family="paragraph">
      <style:paragraph-properties fo:text-align="center" style:text-autospace="none" style:writing-mode="lr-tb"/>
      <style:text-properties fo:color="#080808" loext:opacity="100%" style:font-name="Liberation Sans1" fo:font-size="8pt" style:font-name-asian="JetBrains Mono2" style:font-size-asian="8pt" style:font-name-complex="JetBrains Mono2" style:font-size-complex="8pt"/>
    </style:style>
    <style:style style:name="P8" style:family="paragraph">
      <style:paragraph-properties fo:text-align="center" style:writing-mode="lr-tb"/>
      <style:text-properties style:font-name="Liberation Sans1" fo:font-size="9pt" style:font-size-asian="9pt" style:font-size-complex="9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9pt" style:font-size-asian="9pt" style:font-size-complex="9pt"/>
    </style:style>
    <style:style style:name="P10" style:family="paragraph">
      <style:paragraph-properties fo:text-align="center" style:text-autospace="none"/>
      <style:text-properties style:font-name="Liberation Sans1" fo:font-size="9pt" style:font-size-asian="9pt" style:font-size-complex="9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Liberation Sans1" fo:font-size="9pt" style:font-size-asian="9pt" style:font-size-complex="9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80808" loext:opacity="100%" style:font-name="Liberation Sans1" fo:font-size="8pt" style:font-name-asian="JetBrains Mono2" style:font-size-asian="8pt" style:font-name-complex="JetBrains Mono2" style:font-size-complex="8pt"/>
    </style:style>
    <style:style style:name="P15" style:family="paragraph"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16" style:family="paragraph">
      <style:paragraph-properties style:text-autospace="none"/>
      <style:text-properties fo:color="#080808" loext:opacity="100%" style:font-name="Liberation Sans1" fo:font-size="8pt" style:font-name-asian="JetBrains Mono2" style:font-size-asian="8pt" style:font-name-complex="JetBrains Mono2" style:font-size-complex="8pt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2" style:font-size-asian="8pt" style:font-style-asian="normal" style:font-weight-asian="normal" style:font-name-complex="JetBrains Mono2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2" style:font-size-asian="8pt" style:font-style-asian="normal" style:font-weight-asian="normal" style:font-name-complex="JetBrains Mono2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2" style:font-size-asian="9pt" style:font-style-asian="normal" style:font-weight-asian="normal" style:font-name-complex="Free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2" style:font-size-asian="9pt" style:font-style-asian="normal" style:font-weight-asian="normal" style:font-name-complex="JetBrai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80808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2" style:font-size-asian="9pt" style:font-style-asian="normal" style:font-weight-asian="normal" style:font-name-complex="JetBrai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2" style:font-size-asian="9pt" style:font-style-asian="normal" style:font-weight-asian="normal" style:font-name-complex="Free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2" style:font-size-asian="9pt" style:font-style-asian="normal" style:font-weight-asian="normal" style:font-name-complex="Free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2" style:font-size-asian="9pt" style:font-style-asian="normal" style:font-weight-asian="normal" style:font-name-complex="Free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a933" loext:opacity="100%"/>
    </style:style>
    <style:style style:name="T14" style:family="text">
      <style:text-properties style:font-name="Liberation Sans1" fo:font-size="8pt" style:font-size-asian="8pt" style:font-size-complex="8pt"/>
    </style:style>
    <style:style style:name="T15" style:family="text">
      <style:text-properties fo:font-variant="normal" fo:text-transform="none" fo:color="#080808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2" style:font-size-asian="8pt" style:font-style-asian="normal" style:font-weight-asian="normal" style:font-name-complex="JetBrains Mono2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97cm" svg:height="1.257cm" svg:x="6.338cm" svg:y="1.467cm">
          <text:p text:style-name="P1">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4.618cm" svg:height="2.086cm" svg:x="5.184cm" svg:y="27.291cm">
          <text:p text:style-name="P1"><text:span text:style-name="T1">num_workers_need_assigned</text:span><text:span text:style-name="T2"> </text:span>&gt; N 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0" draw:id="id10" draw:layer="layout" svg:width="4.881cm" svg:height="1.575cm" svg:x="11.095cm" svg:y="30.456cm">
          <text:p text:style-name="P2"><text:span text:style-name="T3">Set </text:span><text:span text:style-name="T2">steal_assign </text:span><text:span text:style-name="T2">flag</text:span> False</text:p>
          <text:p text:style-name="P2"><text:span text:style-name="T3">Set </text:span><text:span text:style-name="T4">steal_ready </text:span><text:span text:style-name="T4">flag</text:span><text:span text:style-name="T3"> True</text:span></text:p>
          <text:p text:style-name="P3"><text:span text:style-name="T4">compute_steal_r</text:span><text:span text:style-name="T4">ate(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12cm" svg:y1="5.539cm" svg:x2="7.619cm" svg:y2="6.748cm">
          <text:p/>
        </draw:line>
        <draw:frame draw:style-name="gr5" draw:text-style-name="P5" draw:layer="layout" svg:width="1.215cm" svg:height="0.658cm" svg:x="6.352cm" svg:y="26.171cm">
          <draw:text-box>
            <text:p>No</text:p>
          </draw:text-box>
        </draw:frame>
        <draw:line draw:style-name="gr4" draw:text-style-name="P4" draw:layer="layout" svg:x1="7.597cm" svg:y1="2.757cm" svg:x2="7.604cm" svg:y2="3.966cm">
          <text:p/>
        </draw:line>
        <draw:custom-shape draw:style-name="gr6" draw:text-style-name="P7" draw:layer="layout" svg:width="4.031cm" svg:height="1.181cm" svg:x="5.598cm" svg:y="21.885cm">
          <text:p text:style-name="P6"><text:span text:style-name="T1">num_workers_need_assigned</text:span></text:p>
          <text:p text:style-name="P6"><text:span text:style-name="T5">+= 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1cm" svg:y1="12.058cm" svg:x2="7.622cm" svg:y2="12.939cm">
          <text:p/>
        </draw:line>
        <draw:custom-shape draw:style-name="gr7" draw:text-style-name="P2" xml:id="id1" draw:id="id1" draw:layer="layout" svg:width="3.27cm" svg:height="2.086cm" svg:x="5.988cm" svg:y="9.992cm">
          <text:p text:style-name="P2">Become idl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1.215cm" svg:height="0.658cm" svg:x="7.824cm" svg:y="12.234cm">
          <draw:text-box>
            <text:p>Yes</text:p>
          </draw:text-box>
        </draw:frame>
        <draw:frame draw:style-name="gr5" draw:text-style-name="P5" draw:layer="layout" svg:width="1.215cm" svg:height="0.658cm" svg:x="7.712cm" svg:y="8.977cm">
          <draw:text-box>
            <text:p>No</text:p>
          </draw:text-box>
        </draw:frame>
        <draw:custom-shape draw:style-name="gr8" draw:text-style-name="P1" xml:id="id2" draw:id="id2" draw:layer="layout" svg:width="2.844cm" svg:height="1.534cm" svg:x="6.173cm" svg:y="4.015cm">
          <text:p text:style-name="P1">Compute and put </text:p>
          <text:p text:style-name="P1">states to queu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27cm" svg:height="2.086cm" svg:x="5.974cm" svg:y="6.708cm">
          <text:p text:style-name="P2"><text:span text:style-name="T2">steal_ready flag</text:span>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7.615cm" svg:y1="8.808cm" svg:x2="7.622cm" svg:y2="10.017cm">
          <text:p/>
        </draw:line>
        <draw:connector draw:style-name="gr10" draw:text-style-name="P4" draw:layer="layout" draw:line-skew="-0.78cm" svg:x1="5.988cm" svg:y1="11.035cm" svg:x2="6.173cm" svg:y2="4.782cm" draw:start-shape="id1" draw:start-glue-point="5" draw:end-shape="id2" draw:end-glue-point="3" svg:d="M5988 11035h-1281v-6253h1466" svg:viewBox="0 0 1467 6254">
          <text:p/>
        </draw:connector>
        <draw:frame draw:style-name="gr5" draw:text-style-name="P5" draw:layer="layout" svg:width="1.215cm" svg:height="0.658cm" svg:x="5.068cm" svg:y="10.267cm">
          <draw:text-box>
            <text:p>No</text:p>
          </draw:text-box>
        </draw:frame>
        <draw:line draw:style-name="gr11" draw:text-style-name="P4" draw:layer="layout" svg:x1="9.222cm" svg:y1="7.739cm" svg:x2="11.355cm" svg:y2="7.718cm">
          <text:p/>
        </draw:line>
        <draw:frame draw:style-name="gr5" draw:text-style-name="P5" draw:layer="layout" svg:width="1.215cm" svg:height="0.658cm" svg:x="9.793cm" svg:y="6.942cm">
          <draw:text-box>
            <text:p>Yes</text:p>
          </draw:text-box>
        </draw:frame>
        <draw:frame draw:style-name="gr5" draw:text-style-name="P5" draw:layer="layout" svg:width="1.215cm" svg:height="0.658cm" svg:x="7.825cm" svg:y="12.234cm">
          <draw:text-box>
            <text:p>Yes</text:p>
          </draw:text-box>
        </draw:frame>
        <draw:custom-shape draw:style-name="gr12" draw:text-style-name="P1" draw:layer="layout" svg:width="3.152cm" svg:height="1.361cm" svg:x="16.678cm" svg:y="6.973cm">
          <text:p text:style-name="P1">Steal and put works</text:p>
          <text:p text:style-name="P1"><text:s/>to <text:span text:style-name="T2">shared queue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9.847cm" svg:y1="7.686cm" svg:x2="21.96cm" svg:y2="7.673cm">
          <text:p/>
        </draw:line>
        <draw:custom-shape draw:style-name="gr13" draw:text-style-name="P2" xml:id="id3" draw:id="id3" draw:layer="layout" svg:width="8.091cm" svg:height="2.714cm" svg:x="28.509cm" svg:y="6.315cm">
          <text:p text:style-name="P2"><text:span text:style-name="T1">num_valid_busy_workers</text:span><text:span text:style-name="T5"> == 0</text:span>? 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4" draw:layer="layout" svg:x1="36.572cm" svg:y1="7.657cm" svg:x2="38.738cm" svg:y2="7.651cm">
          <text:p/>
        </draw:line>
        <draw:custom-shape draw:style-name="gr14" draw:text-style-name="P1" xml:id="id4" draw:id="id4" draw:layer="layout" svg:width="4.387cm" svg:height="1.361cm" svg:x="38.738cm" svg:y="6.931cm">
          <text:p text:style-name="P1">Set <text:span text:style-name="T2">assign_ready flag</text:span> True</text:p>
          <text:p text:style-name="P1"><text:span text:style-name="T3">Set </text:span><text:span text:style-name="T2">steal_ready flag </text:span>False </text:p>
          <draw:enhanced-geometry svg:viewBox="0 0 21600 21600" draw:type="rectangle" draw:enhanced-path="M 0 0 L 21600 0 21600 21600 0 21600 0 0 Z N"/>
        </draw:custom-shape>
        <draw:connector draw:style-name="gr15" draw:text-style-name="P4" xml:id="id5" draw:id="id5" draw:layer="layout" svg:x1="32.555cm" svg:y1="6.315cm" svg:x2="9.017cm" svg:y2="4.782cm" draw:start-shape="id3" draw:start-glue-point="4" draw:end-shape="id2" draw:end-glue-point="1" svg:d="M32555 6315v-1533h-23538" svg:viewBox="0 0 23539 1534">
          <text:p/>
        </draw:connector>
        <draw:connector draw:style-name="gr16" draw:text-style-name="P4" xml:id="id7" draw:id="id7" draw:layer="layout" svg:x1="40.931cm" svg:y1="6.931cm" svg:x2="32.555cm" svg:y2="4.782cm" draw:start-shape="id4" draw:start-glue-point="0" draw:end-shape="id5" draw:end-glue-point="0" svg:d="M40931 6931v-2149h-8376" svg:viewBox="0 0 8377 2150">
          <text:p/>
        </draw:connector>
        <draw:frame draw:style-name="gr5" draw:text-style-name="P5" draw:layer="layout" svg:width="1.215cm" svg:height="0.658cm" svg:x="37.061cm" svg:y="6.959cm">
          <draw:text-box>
            <text:p>Yes</text:p>
          </draw:text-box>
        </draw:frame>
        <draw:frame draw:style-name="gr5" draw:text-style-name="P5" draw:layer="layout" svg:width="1.215cm" svg:height="0.658cm" svg:x="34.04cm" svg:y="5.67cm">
          <draw:text-box>
            <text:p>No</text:p>
          </draw:text-box>
        </draw:frame>
        <draw:custom-shape draw:style-name="gr17" draw:text-style-name="P1" xml:id="id11" draw:id="id11" draw:layer="layout" svg:width="3.027cm" svg:height="1.593cm" svg:x="20.484cm" svg:y="27.609cm">
          <text:p text:style-name="P1"><text:span text:style-name="T3">Wait for </text:span></text:p>
          <text:p text:style-name="P1"><text:span text:style-name="T2">assign_ready flag</text:span> 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804cm" svg:height="1.593cm" svg:x="31.585cm" svg:y="27.66cm">
          <text:p text:style-name="P8"><text:span text:style-name="T6">Assign to this worker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23.521cm" svg:y1="28.363cm" svg:x2="31.585cm" svg:y2="28.424cm">
          <text:p/>
        </draw:line>
        <draw:custom-shape draw:style-name="gr20" draw:text-style-name="P2" xml:id="id6" draw:id="id6" draw:layer="layout" svg:width="8.507cm" svg:height="2.086cm" svg:x="36.684cm" svg:y="21.682cm">
          <text:p text:style-name="P2"><text:span text:style-name="T4">num_assigned_worker </text:span></text:p>
          <text:p text:style-name="P2"><text:span text:style-name="T7">== </text:span></text:p>
          <text:p text:style-name="P2"><text:span text:style-name="T1">num_workers_need_assigned</text:span><text:span text:style-name="T3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4" draw:layer="layout" svg:x1="40.983cm" svg:y1="27.661cm" svg:x2="40.931cm" svg:y2="23.816cm">
          <text:p/>
        </draw:line>
        <draw:connector draw:style-name="gr22" draw:text-style-name="P4" draw:layer="layout" draw:line-skew="1.309cm" svg:x1="45.191cm" svg:y1="22.725cm" svg:x2="40.931cm" svg:y2="4.782cm" draw:start-shape="id6" draw:start-glue-point="7" draw:end-shape="id7" draw:end-glue-point="0" svg:d="M45191 22725h1810v-17943h-6070" svg:viewBox="0 0 6071 17944">
          <text:p/>
        </draw:connector>
        <draw:custom-shape draw:style-name="gr23" draw:text-style-name="P9" draw:layer="layout" svg:width="6.927cm" svg:height="2.217cm" svg:x="37.591cm" svg:y="12.489cm">
          <text:p text:style-name="P9"><text:span text:style-name="T8">num_valid_busy_workers</text:span><text:span text:style-name="T9"> = num_workers - </text:span></text:p>
          <text:p text:style-name="P10"><text:span text:style-name="T8">num_current_idle_workers</text:span></text:p>
          <text:p text:style-name="P11"><text:span text:style-name="T10">Set</text:span><text:span text:style-name="T11"> assign_ready flag <text:s/></text:span><text:span text:style-name="T10">False</text:span></text:p>
          <text:p text:style-name="P11"><text:span text:style-name="T10">Reset others</text:span></text:p>
          <text:p text:style-name="P11"><text:span text:style-name="T6">Set </text:span><text:span text:style-name="T11">steal_assign flag </text:span><text:span text:style-name="T10">True</text:span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40.931cm" svg:y1="21.7cm" svg:x2="40.863cm" svg:y2="14.744cm">
          <text:p/>
        </draw:line>
        <draw:line draw:style-name="gr25" draw:text-style-name="P4" draw:layer="layout" svg:x1="44.518cm" svg:y1="13.563cm" svg:x2="47.14cm" svg:y2="13.551cm">
          <text:p/>
        </draw:line>
        <draw:frame draw:style-name="gr26" draw:text-style-name="P13" draw:layer="layout" svg:width="4.299cm" svg:height="1.319cm" svg:x="38.87cm" svg:y="10.055cm">
          <draw:text-box>
            <text:p text:style-name="P12">Number of stole works</text:p>
            <text:p text:style-name="P12"><text:span text:style-name="T13">should equal to</text:span></text:p>
            <text:p text:style-name="P12">Number of assigned works</text:p>
          </draw:text-box>
        </draw:frame>
        <draw:line draw:style-name="gr27" draw:text-style-name="P4" draw:layer="layout" svg:x1="41.065cm" svg:y1="12.499cm" svg:x2="41.053cm" svg:y2="11.575cm">
          <text:p/>
        </draw:line>
        <draw:line draw:style-name="gr27" draw:text-style-name="P4" draw:layer="layout" svg:x1="40.949cm" svg:y1="8.293cm" svg:x2="40.987cm" svg:y2="9.944cm">
          <text:p/>
        </draw:line>
        <draw:custom-shape draw:style-name="gr28" draw:text-style-name="P7" xml:id="id8" draw:id="id8" draw:layer="layout" svg:width="5.212cm" svg:height="2.359cm" svg:x="4.883cm" svg:y="23.816cm">
          <text:p text:style-name="P14"><text:span text:style-name="T1">num_workers_need_assigned</text:span></text:p>
          <text:p text:style-name="P15"><text:span text:style-name="T14">== All workers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2.624cm" svg:height="0.942cm" svg:x="12.315cm" svg:y="24.519cm">
          <text:p text:style-name="P1">Termi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4" draw:layer="layout" svg:x1="10.109cm" svg:y1="25.003cm" svg:x2="12.306cm" svg:y2="25.002cm">
          <text:p/>
        </draw:line>
        <draw:frame draw:style-name="gr5" draw:text-style-name="P5" draw:layer="layout" svg:width="1.215cm" svg:height="0.658cm" svg:x="10.156cm" svg:y="24.34cm">
          <draw:text-box>
            <text:p>Yes</text:p>
          </draw:text-box>
        </draw:frame>
        <draw:connector draw:style-name="gr31" draw:text-style-name="P4" draw:layer="layout" svg:x1="7.489cm" svg:y1="26.175cm" svg:x2="7.493cm" svg:y2="27.291cm" draw:start-shape="id8" draw:start-glue-point="6" draw:end-shape="id9" draw:end-glue-point="4" svg:d="M7489 26175v558h4v558" svg:viewBox="0 0 5 1117">
          <text:p/>
        </draw:connector>
        <draw:frame draw:style-name="gr5" draw:text-style-name="P5" draw:layer="layout" svg:width="1.215cm" svg:height="0.658cm" svg:x="9.784cm" svg:y="27.777cm">
          <draw:text-box>
            <text:p>No</text:p>
          </draw:text-box>
        </draw:frame>
        <draw:line draw:style-name="gr4" draw:text-style-name="P4" draw:layer="layout" svg:x1="7.472cm" svg:y1="23.067cm" svg:x2="7.486cm" svg:y2="23.826cm">
          <text:p/>
        </draw:line>
        <draw:frame draw:style-name="gr5" draw:text-style-name="P5" draw:layer="layout" svg:width="1.215cm" svg:height="0.658cm" svg:x="6.168cm" svg:y="30.042cm">
          <draw:text-box>
            <text:p>Yes</text:p>
          </draw:text-box>
        </draw:frame>
        <draw:custom-shape draw:style-name="gr32" draw:text-style-name="P1" draw:layer="layout" svg:width="4.002cm" svg:height="1.079cm" svg:x="5.577cm" svg:y="19.929cm">
          <text:p text:style-name="P1"><text:span text:style-name="T3">Wait for</text:span></text:p>
          <text:p text:style-name="P1"><text:span text:style-name="T2">steal_assign flag</text:span> 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7.486cm" svg:y1="21.018cm" svg:x2="7.498cm" svg:y2="21.869cm">
          <text:p/>
        </draw:line>
        <draw:connector draw:style-name="gr34" draw:text-style-name="P4" draw:layer="layout" svg:x1="7.493cm" svg:y1="29.377cm" svg:x2="11.095cm" svg:y2="31.243cm" draw:start-shape="id9" draw:start-glue-point="6" draw:end-shape="id10" draw:end-glue-point="3" svg:d="M7493 29377v1866h3602" svg:viewBox="0 0 3603 1867">
          <text:p/>
        </draw:connector>
        <draw:line draw:style-name="gr35" draw:text-style-name="P4" draw:layer="layout" svg:x1="9.826cm" svg:y1="28.358cm" svg:x2="20.441cm" svg:y2="28.384cm">
          <text:p/>
        </draw:line>
        <draw:connector draw:style-name="gr36" draw:text-style-name="P4" draw:layer="layout" draw:line-skew="0.663cm" svg:x1="15.976cm" svg:y1="31.243cm" svg:x2="21.997cm" svg:y2="29.202cm" draw:end-shape="id11" draw:end-glue-point="2" svg:d="M15976 31243v-107h6021v-1934" svg:viewBox="0 0 6022 2042">
          <text:p/>
        </draw:connector>
        <draw:custom-shape draw:style-name="gr37" draw:text-style-name="P7" xml:id="id13" draw:id="id13" draw:layer="layout" svg:width="4.29cm" svg:height="1.361cm" svg:x="21.998cm" svg:y="6.958cm">
          <text:p text:style-name="P16"><text:span text:style-name="T1">num_valid_busy_workers </text:span><text:span text:style-name="T5">-= 1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6.288cm" svg:y1="7.691cm" svg:x2="28.518cm" svg:y2="7.68cm">
          <text:p/>
        </draw:line>
        <draw:custom-shape draw:style-name="gr38" draw:text-style-name="P1" draw:layer="layout" svg:width="4.346cm" svg:height="1.593cm" svg:x="38.765cm" svg:y="27.633cm">
          <text:p text:style-name="P17"><text:span text:style-name="T11">num</text:span><text:span text:style-name="T11">_ass</text:span><text:span text:style-name="T11">igne</text:span><text:span text:style-name="T11">d_w</text:span><text:span text:style-name="T11">orke</text:span><text:span text:style-name="T11">rs</text:span><text:span text:style-name="T6"> += </text:span><text:span text:style-name="T6">1</text:span></text:p>
          <text:p text:style-name="P17"><text:span text:style-name="T11">num</text:span><text:span text:style-name="T11">_vali</text:span><text:span text:style-name="T11">d_b</text:span><text:span text:style-name="T11">usy_</text:span><text:span text:style-name="T11">work</text:span><text:span text:style-name="T11">ers</text:span><text:span text:style-name="T6"> </text:span><text:span text:style-name="T6">+=1</text:span></text:p>
          <text:p text:style-name="P17"><text:span text:style-name="T8">num</text:span><text:span text:style-name="T8">_cur</text:span><text:span text:style-name="T8">rent</text:span><text:span text:style-name="T8">_idle</text:span><text:span text:style-name="T8">_wor</text:span><text:span text:style-name="T8">kers</text:span><text:span text:style-name="T9">-</text:span><text:span text:style-name="T9">=1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36.389cm" svg:y1="28.371cm" svg:x2="38.741cm" svg:y2="28.348cm">
          <text:p/>
        </draw:line>
        <draw:frame draw:style-name="gr5" draw:text-style-name="P5" draw:layer="layout" svg:width="1.215cm" svg:height="0.658cm" svg:x="39.514cm" svg:y="20.468cm">
          <draw:text-box>
            <text:p>Yes</text:p>
          </draw:text-box>
        </draw:frame>
        <draw:frame draw:style-name="gr5" draw:text-style-name="P5" draw:layer="layout" svg:width="1.215cm" svg:height="0.658cm" svg:x="45.423cm" svg:y="21.858cm">
          <draw:text-box>
            <text:p>No</text:p>
          </draw:text-box>
        </draw:frame>
        <draw:custom-shape draw:style-name="gr39" draw:text-style-name="P7" draw:layer="layout" svg:width="4.023cm" svg:height="1.181cm" svg:x="5.733cm" svg:y="12.926cm">
          <text:p text:style-name="P6"><text:span text:style-name="T1">num_current_i</text:span><text:span text:style-name="T1">dle_workers </text:span><text:span text:style-name="T14">+= 1</text:span></text:p>
          <text:p text:style-name="P3"><text:span text:style-name="T1">num_valid_bu</text:span><text:span text:style-name="T1">sy_workers</text:span><text:span text:style-name="T15"> -</text:span><text:span text:style-name="T15">= 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07cm" svg:y1="14.108cm" svg:x2="7.621cm" svg:y2="14.867cm">
          <text:p/>
        </draw:line>
        <draw:custom-shape draw:style-name="gr40" draw:text-style-name="P2" draw:layer="layout" svg:width="8.091cm" svg:height="2.714cm" svg:x="3.57cm" svg:y="14.903cm">
          <text:p text:style-name="P2"><text:span text:style-name="T1">num_valid_busy_workers</text:span><text:span text:style-name="T5"> == 0</text:span>? 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4" draw:layer="layout" svg:x1="11.681cm" svg:y1="16.244cm" svg:x2="13.847cm" svg:y2="16.238cm">
          <text:p/>
        </draw:line>
        <draw:custom-shape draw:style-name="gr14" draw:text-style-name="P1" draw:layer="layout" svg:width="4.387cm" svg:height="1.361cm" svg:x="13.847cm" svg:y="15.518cm">
          <text:p text:style-name="P1">Set <text:span text:style-name="T2">assign_ready flag</text:span> True</text:p>
          <text:p text:style-name="P1"><text:span text:style-name="T3">Set </text:span><text:span text:style-name="T2">steal_ready flag </text:span>False 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15cm" svg:height="0.658cm" svg:x="12.17cm" svg:y="15.546cm">
          <draw:text-box>
            <text:p>Yes</text:p>
          </draw:text-box>
        </draw:frame>
        <draw:line draw:style-name="gr41" draw:text-style-name="P4" draw:layer="layout" svg:x1="7.601cm" svg:y1="17.558cm" svg:x2="7.577cm" svg:y2="19.916cm">
          <text:p/>
        </draw:line>
        <draw:frame draw:style-name="gr5" draw:text-style-name="P5" draw:layer="layout" svg:width="1.215cm" svg:height="0.658cm" svg:x="6.521cm" svg:y="17.512cm">
          <draw:text-box>
            <text:p>No</text:p>
          </draw:text-box>
        </draw:frame>
        <draw:custom-shape draw:style-name="gr42" draw:text-style-name="P18" xml:id="id12" draw:id="id12" draw:layer="layout" svg:width="3.27cm" svg:height="2.086cm" svg:x="11.379cm" svg:y="6.671cm">
          <text:p text:style-name="P18"><text:span text:style-name="T16">queue_len &gt;=10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4" draw:layer="layout" svg:x1="14.658cm" svg:y1="7.704cm" svg:x2="16.648cm" svg:y2="7.704cm">
          <text:p/>
        </draw:line>
        <draw:frame draw:style-name="gr5" draw:text-style-name="P5" draw:layer="layout" svg:width="1.215cm" svg:height="0.658cm" svg:x="15.071cm" svg:y="6.958cm">
          <draw:text-box>
            <text:p>Yes</text:p>
          </draw:text-box>
        </draw:frame>
        <draw:connector draw:style-name="gr43" draw:text-style-name="P4" draw:layer="layout" svg:x1="13.014cm" svg:y1="8.757cm" svg:x2="24.143cm" svg:y2="8.319cm" draw:start-shape="id12" draw:start-glue-point="6" draw:end-shape="id13" draw:end-glue-point="2" svg:d="M13014 8757v502h11129v-940" svg:viewBox="0 0 11130 941">
          <text:p/>
        </draw:connector>
        <draw:frame draw:style-name="gr5" draw:text-style-name="P5" draw:layer="layout" svg:width="1.215cm" svg:height="0.658cm" svg:x="14.748cm" svg:y="8.68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JetBrains Mono2" svg:font-family="'JetBrains Mono'" style:font-family-generic="modern"/>
    <style:font-face style:name="JetBrains Mono" svg:font-family="'JetBrains Mono'" style:font-family-generic="swiss"/>
    <style:font-face style:name="Liberation Sans" svg:font-family="'Liberation Sans'" style:font-family-generic="swiss"/>
    <style:font-face style:name="FreeSans" svg:font-family="FreeSans" style:font-family-generic="system"/>
    <style:font-face style:name="JetBrains Mono3" svg:font-family="'JetBrains Mono'" style:font-family-generic="system"/>
    <style:font-face style:name="Noto Sans CJK SC" svg:font-family="'Noto Sans CJK SC'" style:font-family-generic="system"/>
    <style:font-face style:name="FreeSans1" svg:font-family="FreeSans" style:font-family-generic="modern" style:font-pitch="variable"/>
    <style:font-face style:name="JetBrains Mono1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4.61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8-20T09:56:19.914191913</meta:creation-date>
    <meta:editing-cycles>46</meta:editing-cycles>
    <meta:editing-duration>P1DT2H31M6S</meta:editing-duration>
    <dc:date>2021-08-24T23:40:56.105216044</dc:date>
    <meta:generator>LibreOffice/7.1.5.2$Linux_X86_64 LibreOffice_project/c18cfcb0f8824ad4ef2fc2ec0bd004713f8a9d14</meta:generator>
    <meta:document-statistic meta:object-count="72"/>
  </office:meta>
</office:document-meta>
</file>